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ems" svg:font-family="Tiems"/>
    <style:font-face style:name="Courier" svg:font-family="Courier, 'Courier New'" style:font-family-generic="modern"/>
    <style:font-face style:name="Counterscraps" svg:font-family="Counterscraps" style:font-pitch="fixed"/>
    <style:font-face style:name="Courier1" svg:font-family="Courier" style:font-family-generic="modern" style:font-pitch="fixed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1" officeooo:rsid="000391a3" officeooo:paragraph-rsid="000391a3" style:font-name-complex="Courier"/>
    </style:style>
    <style:style style:name="P3" style:family="paragraph" style:parent-style-name="Standard">
      <style:paragraph-properties fo:text-align="justify" style:justify-single-word="false"/>
      <style:text-properties style:font-name="Courier1" officeooo:rsid="000391a3" officeooo:paragraph-rsid="00092ba9" style:font-name-complex="Courier"/>
    </style:style>
    <style:style style:name="P4" style:family="paragraph" style:parent-style-name="Standard">
      <style:paragraph-properties fo:text-align="justify" style:justify-single-word="false"/>
      <style:text-properties style:font-name="Courier1" officeooo:rsid="000391a3" officeooo:paragraph-rsid="00096389" style:font-name-complex="Courier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92ba9" style:font-name-complex="Courier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Times New Roman" officeooo:paragraph-rsid="00092ba9" style:font-name-complex="Courier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096389" style:font-name-complex="Courier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officeooo:rsid="000391a3" officeooo:paragraph-rsid="00092ba9" style:font-name-complex="Courier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391a3" officeooo:paragraph-rsid="00092ba9" style:font-name-complex="Courier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092ba9" style:font-name-complex="Courier"/>
    </style:style>
    <style:style style:name="P11" style:family="paragraph" style:parent-style-name="Standard" style:list-style-name="L2">
      <style:paragraph-properties fo:text-align="start" style:justify-single-word="false"/>
      <style:text-properties style:text-position="0% 100%" officeooo:rsid="00092ba9" officeooo:paragraph-rsid="000955c0" style:font-name-complex="Courier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092ba9" officeooo:paragraph-rsid="000955c0" style:font-name-complex="Courier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092ba9" officeooo:paragraph-rsid="00096389" style:font-name-complex="Courier"/>
    </style:style>
    <style:style style:name="P14" style:family="paragraph" style:parent-style-name="Standard" style:list-style-name="L2">
      <style:text-properties style:text-position="0% 100%" officeooo:rsid="00092ba9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style:font-name="Times New Roman" officeooo:rsid="00092ba9" officeooo:paragraph-rsid="000955c0" style:font-name-complex="Courier"/>
    </style:style>
    <style:style style:name="P16" style:family="paragraph" style:parent-style-name="Standard" style:list-style-name="L2">
      <style:paragraph-properties fo:text-align="start" style:justify-single-word="false"/>
      <style:text-properties style:text-position="0% 100%" style:text-underline-style="none" officeooo:rsid="000955c0" officeooo:paragraph-rsid="000955c0" style:font-name-complex="Courier"/>
    </style:style>
    <style:style style:name="P1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092ba9" officeooo:paragraph-rsid="00096389" style:font-name-complex="Courier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96389"/>
    </style:style>
    <style:style style:name="P19" style:family="paragraph" style:parent-style-name="Standard">
      <style:paragraph-properties fo:line-height="200%" fo:text-align="justify" style:justify-single-word="false"/>
      <style:text-properties style:font-name="Times New Roman" officeooo:rsid="0005104a" officeooo:paragraph-rsid="000b4371" style:font-name-complex="Courier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Times New Roman" officeooo:rsid="0005104a" officeooo:paragraph-rsid="000b980e" style:font-name-complex="Courier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80" style:font-name="Times New Roman" officeooo:paragraph-rsid="00092ba9" style:font-name-complex="Courier"/>
    </style:style>
    <style:style style:name="P22" style:family="paragraph" style:parent-style-name="Standard" style:list-style-name="L2">
      <style:paragraph-properties fo:text-align="justify" style:justify-single-word="false"/>
      <style:text-properties fo:color="#000080" style:font-name="Times New Roman" officeooo:paragraph-rsid="00096389" style:font-name-complex="Courier"/>
    </style:style>
    <style:style style:name="P23" style:family="paragraph" style:parent-style-name="Standard" style:list-style-name="L2">
      <style:paragraph-properties fo:text-align="justify" style:justify-single-word="false"/>
      <style:text-properties fo:color="#800080" officeooo:paragraph-rsid="00092ba9" style:font-name-complex="Courier"/>
    </style:style>
    <style:style style:name="P24" style:family="paragraph" style:parent-style-name="Standard" style:list-style-name="L2">
      <style:paragraph-properties fo:text-align="start" style:justify-single-word="false"/>
      <style:text-properties fo:color="#800080" style:text-position="0% 100%" officeooo:rsid="00092ba9" officeooo:paragraph-rsid="000955c0" style:font-name-complex="Courier"/>
    </style:style>
    <style:style style:name="P25" style:family="paragraph" style:parent-style-name="Standard">
      <style:paragraph-properties fo:background-color="#000080">
        <style:background-image/>
      </style:paragraph-properties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0in" fo:margin-right="0in" fo:line-height="200%" fo:text-align="justify" style:justify-single-word="false" fo:text-indent="0in" style:auto-text-indent="false"/>
      <style:text-properties style:font-name="Times New Roman" officeooo:rsid="0005104a" officeooo:paragraph-rsid="000b4371" style:font-name-complex="Courier"/>
    </style:style>
    <style:style style:name="P27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text-position="0% 100%" style:text-underline-style="none" officeooo:rsid="000955c0" officeooo:paragraph-rsid="000955c0" style:font-name-complex="Courier"/>
    </style:style>
    <style:style style:name="P28" style:family="paragraph" style:parent-style-name="Standard">
      <style:paragraph-properties fo:margin-left="-0.4925in" fo:margin-right="0in" fo:text-indent="0in" style:auto-text-indent="false"/>
      <style:text-properties style:text-position="0% 100%" style:text-underline-style="none" officeooo:rsid="000955c0"/>
    </style:style>
    <style:style style:name="P29" style:family="paragraph" style:parent-style-name="Standard">
      <style:paragraph-properties fo:break-before="page" fo:background-color="#000080">
        <style:background-image/>
      </style:paragraph-properties>
    </style:style>
    <style:style style:name="P30" style:family="paragraph" style:parent-style-name="Header" style:master-page-name="Standard">
      <style:paragraph-properties fo:text-align="justify" style:justify-single-word="false" style:page-number="auto" fo:background-color="#008000">
        <style:background-image/>
      </style:paragraph-properties>
      <style:text-properties fo:color="#4c1900" fo:font-size="16pt" fo:font-weight="bold" officeooo:rsid="000391a3" officeooo:paragraph-rsid="000ff059" style:font-size-asian="16pt" style:font-weight-asian="bold" style:font-size-complex="16pt" style:font-weight-complex="bold"/>
    </style:style>
    <style:style style:name="P31" style:family="paragraph" style:parent-style-name="Header" style:master-page-name="Standard">
      <style:paragraph-properties fo:text-align="justify" style:justify-single-word="false" style:page-number="auto" fo:background-color="transparent">
        <style:background-image/>
      </style:paragraph-properties>
      <style:text-properties fo:color="#000000" fo:font-size="16pt" fo:font-weight="bold" officeooo:rsid="000391a3" officeooo:paragraph-rsid="00092ba9" style:font-size-asian="16pt" style:font-weight-asian="bold" style:font-size-complex="16pt" style:font-weight-complex="bold"/>
    </style:style>
    <style:style style:name="T1" style:family="text">
      <style:text-properties officeooo:rsid="000391a3"/>
    </style:style>
    <style:style style:name="T2" style:family="text">
      <style:text-properties style:font-name="Times New Roman" officeooo:rsid="000391a3" style:font-name-complex="Courier"/>
    </style:style>
    <style:style style:name="T3" style:family="text">
      <style:text-properties style:font-name="Times New Roman" officeooo:rsid="00096389" style:font-name-complex="Courier"/>
    </style:style>
    <style:style style:name="T4" style:family="text">
      <style:text-properties style:font-name="Courier1" officeooo:rsid="000391a3" style:font-name-complex="Courier"/>
    </style:style>
    <style:style style:name="T5" style:family="text">
      <style:text-properties fo:font-weight="bold" officeooo:rsid="000391a3"/>
    </style:style>
    <style:style style:name="T6" style:family="text">
      <style:text-properties officeooo:rsid="000811e2"/>
    </style:style>
    <style:style style:name="T7" style:family="text">
      <style:text-properties officeooo:rsid="00092ba9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92ba9"/>
    </style:style>
    <style:style style:name="T10" style:family="text">
      <style:text-properties style:text-position="sub 58%" officeooo:rsid="000955c0"/>
    </style:style>
    <style:style style:name="T11" style:family="text">
      <style:text-properties officeooo:rsid="000955c0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955c0"/>
    </style:style>
    <style:style style:name="T14" style:family="text">
      <style:text-properties officeooo:rsid="00096389"/>
    </style:style>
    <style:style style:name="T15" style:family="text">
      <style:text-properties officeooo:rsid="00096389" style:font-name-complex="Courier"/>
    </style:style>
    <style:style style:name="T16" style:family="text">
      <style:text-properties fo:color="#663300"/>
    </style:style>
    <style:style style:name="T17" style:family="text">
      <style:text-properties fo:color="#ffffff" officeooo:rsid="000811e2"/>
    </style:style>
    <style:style style:name="T18" style:family="text">
      <style:text-properties fo:color="#ffff00"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color="#ffff00" fo:font-size="13pt" fo:font-weight="normal" officeooo:rsid="000811e2" style:font-size-asian="13pt" style:font-weight-asian="normal" style:font-size-complex="13pt" style:font-weight-complex="normal"/>
    </style:style>
    <style:style style:name="T20" style:family="text">
      <style:text-properties officeooo:rsid="000b4371"/>
    </style:style>
    <style:style style:name="T21" style:family="text">
      <style:text-properties style:font-name="Times New Roman" fo:font-weight="bold" officeooo:rsid="000391a3" style:font-name-complex="Courier"/>
    </style:style>
    <style:style style:name="T22" style:family="text">
      <style:text-properties style:font-name="Times New Roman" fo:font-weight="bold" officeooo:rsid="000391a3"/>
    </style:style>
    <style:style style:name="T23" style:family="text">
      <style:text-properties officeooo:rsid="000b980e"/>
    </style:style>
    <style:style style:name="T24" style:family="text">
      <style:text-properties officeooo:rsid="000d16ba"/>
    </style:style>
    <style:style style:name="T25" style:family="text">
      <style:text-properties officeooo:rsid="000ef9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6">Report …</text:span></text:p>
      <text:p text:style-name="P1"/>
      <text:p text:style-name="P25"><text:span text:style-name="T1">1.</text:span><text:span text:style-name="T1"> </text:span><text:span text:style-name="T5">Number Conversions</text:span></text:p>
      <text:p text:style-name="P2"/>
      <text:p text:style-name="P18"><text:span text:style-name="T15">Decimal to Binary Conversions</text:span></text:p>
      <text:p text:style-name="P4"><text:span text:style-name="T14"/></text:p>
      <text:p text:style-name="P3"><text:span text:style-name="T7">112</text:span></text:p>
      <text:list xml:id="list1836176289" text:style-name="L2">
        <text:list-item>
          <text:p text:style-name="P6"><text:span text:style-name="T7">112 = <text:s/>2 * 56 + 0</text:span></text:p>
        </text:list-item>
        <text:list-item>
          <text:p text:style-name="P6"><text:span text:style-name="T7">56 <text:s/>= <text:s/>2 * 28 + 0</text:span></text:p>
        </text:list-item>
        <text:list-item>
          <text:p text:style-name="P6"><text:span text:style-name="T7">28 <text:s/>= <text:s/>2 * 14 + 0</text:span></text:p>
        </text:list-item>
        <text:list-item>
          <text:p text:style-name="P6"><text:span text:style-name="T7">17 <text:s/>= <text:s/>2 * 7 + 0</text:span></text:p>
        </text:list-item>
        <text:list-item>
          <text:p text:style-name="P6"><text:span text:style-name="T7">7 <text:s text:c="2"/>= <text:s/>2 * 3 + 1</text:span></text:p>
        </text:list-item>
        <text:list-item>
          <text:p text:style-name="P6"><text:span text:style-name="T7">3 <text:s text:c="2"/>= <text:s/>2 * 1 + 1</text:span></text:p>
        </text:list-item>
        <text:list-item>
          <text:p text:style-name="P6"><text:span text:style-name="T7">1 <text:s text:c="2"/>= <text:s/>2 * 0 + 1</text:span></text:p>
          <text:p text:style-name="P6"><text:span text:style-name="T7"/></text:p>
          <text:p text:style-name="P21"><text:span text:style-name="T7">(112)</text:span><text:span text:style-name="T9">10</text:span><text:span text:style-name="T7"> = (111,0000)</text:span><text:span text:style-name="T9">2</text:span></text:p>
        </text:list-item>
      </text:list>
      <text:p text:style-name="P5"><text:span text:style-name="T7"/></text:p>
      <text:p text:style-name="P5"><text:span text:style-name="T7">101</text:span></text:p>
      <text:list xml:id="list2013093415" text:continue-numbering="true" text:style-name="L2">
        <text:list-item>
          <text:p text:style-name="P6"><text:span text:style-name="T7">101 <text:s/>= 2 * 50 + 1</text:span></text:p>
        </text:list-item>
        <text:list-item>
          <text:p text:style-name="P6"><text:span text:style-name="T7">50 <text:s text:c="2"/>= 2 * 25 + 0</text:span></text:p>
        </text:list-item>
        <text:list-item>
          <text:p text:style-name="P6"><text:span text:style-name="T7">25 <text:s text:c="2"/>= 2 * 12 + 1</text:span></text:p>
        </text:list-item>
        <text:list-item>
          <text:p text:style-name="P6"><text:span text:style-name="T7">12 <text:s text:c="2"/>= 2 * 6 + 0</text:span></text:p>
        </text:list-item>
        <text:list-item>
          <text:p text:style-name="P6"><text:span text:style-name="T7">6 <text:s text:c="3"/>= 2 * 3 + 0</text:span></text:p>
        </text:list-item>
        <text:list-item>
          <text:p text:style-name="P6"><text:span text:style-name="T7">3 <text:s text:c="3"/>= 2 * 1 + 1</text:span></text:p>
        </text:list-item>
        <text:list-item>
          <text:p text:style-name="P6"><text:span text:style-name="T7">1 <text:s text:c="3"/>= 2 * 0 + 1</text:span></text:p>
          <text:p text:style-name="P6"><text:span text:style-name="T7"/></text:p>
          <text:p text:style-name="P21"><text:span text:style-name="T7">(101)</text:span><text:span text:style-name="T9">10</text:span><text:span text:style-name="T7"> = (110,0101)</text:span><text:span text:style-name="T9">2</text:span></text:p>
        </text:list-item>
      </text:list>
      <text:p text:style-name="P5"><text:span text:style-name="T7">128</text:span></text:p>
      <text:list xml:id="list79565832" text:continue-numbering="true" text:style-name="L2">
        <text:list-item>
          <text:p text:style-name="P6"><text:span text:style-name="T7">128 <text:s/>= 2 * 64 + 0</text:span></text:p>
        </text:list-item>
        <text:list-item>
          <text:p text:style-name="P6"><text:span text:style-name="T7">64 <text:s text:c="2"/>= 2 * 32 + 0</text:span></text:p>
        </text:list-item>
        <text:list-item>
          <text:p text:style-name="P6"><text:span text:style-name="T7">32 <text:s text:c="2"/>= 2 * 16 + 0</text:span></text:p>
        </text:list-item>
        <text:list-item>
          <text:p text:style-name="P6"><text:span text:style-name="T7">16 <text:s text:c="2"/>= 2 * 8 + 0</text:span></text:p>
        </text:list-item>
        <text:list-item>
          <text:p text:style-name="P6"><text:span text:style-name="T7">8 <text:s text:c="2"/>= 2 * 4 + 0</text:span></text:p>
        </text:list-item>
        <text:list-item>
          <text:p text:style-name="P6"><text:span text:style-name="T7">4 <text:s text:c="3"/>= 2 * 2 + 0</text:span></text:p>
        </text:list-item>
        <text:list-item>
          <text:p text:style-name="P6"><text:span text:style-name="T7">2 <text:s text:c="2"/>= 2 * 1 + 0</text:span></text:p>
        </text:list-item>
        <text:list-item>
          <text:p text:style-name="P6"><text:span text:style-name="T7">1 <text:s text:c="2"/>= 2 * 0 + 1</text:span></text:p>
          <text:p text:style-name="P6"><text:span text:style-name="T7"/></text:p>
          <text:p text:style-name="P22"><text:span text:style-name="T7">(128)</text:span><text:span text:style-name="T9">10</text:span><text:span text:style-name="T7"> = (1000,0000)</text:span><text:span text:style-name="T9">2</text:span></text:p>
        </text:list-item>
      </text:list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8"><text:soft-page-break/><text:span text:style-name="T3">Decimal to Hexadecimal Conversions</text:span></text:p>
      <text:p text:style-name="P7"><text:span text:style-name="T14"/></text:p>
      <text:list xml:id="list35703769" text:continue-numbering="true" text:style-name="L2">
        <text:list-header>
          <text:p text:style-name="P6"><text:span text:style-name="T9"/></text:p>
        </text:list-header>
      </text:list>
      <text:p text:style-name="P5"><text:span text:style-name="T7"/></text:p>
      <text:list xml:id="list1163861686" text:continue-numbering="true" text:style-name="L2">
        <text:list-header>
          <text:p text:style-name="P6"><text:span text:style-name="T7">(112)</text:span><text:span text:style-name="T9">10</text:span><text:span text:style-name="T7"> = (111,0000)</text:span><text:span text:style-name="T9">2 <text:s text:c="2"/></text:span></text:p>
          <text:p text:style-name="P10"><text:span text:style-name="T14">(1</text:span>11)<text:span text:style-name="T9">2</text:span> = <text:span text:style-name="T11">7</text:span> <text:s/>= <text:s/><text:span text:style-name="T11">(7)</text:span><text:span text:style-name="T9">16</text:span> ….<text:span text:style-name="T11"> </text:span><text:s text:c="2"/><text:span text:style-name="T11">(</text:span>0000)<text:span text:style-name="T9">2</text:span> = 0 = <text:span text:style-name="T11">(</text:span>0)<text:span text:style-name="T9">16</text:span></text:p>
          <text:p text:style-name="P23">(112)<text:span text:style-name="T9">10</text:span> = (1110,000)<text:span text:style-name="T9">2</text:span> <text:s/>= <text:span text:style-name="T11">(7</text:span>0)<text:span text:style-name="T9">16</text:span></text:p>
          <text:p text:style-name="P14"/>
          <text:p text:style-name="P6"><text:span text:style-name="T7">(101)</text:span><text:span text:style-name="T9">10</text:span><text:span text:style-name="T7"> = (110,0101)</text:span><text:span text:style-name="T9">2</text:span></text:p>
          <text:p text:style-name="P10">110)<text:span text:style-name="T9">2</text:span> = <text:span text:style-name="T11">6</text:span> <text:s/>= <text:s/><text:span text:style-name="T11">(6)</text:span><text:span text:style-name="T9">16</text:span> ….<text:span text:style-name="T11"> </text:span><text:s text:c="2"/><text:span text:style-name="T11">(</text:span>0<text:span text:style-name="T11">1</text:span>0<text:span text:style-name="T11">1</text:span>)<text:span text:style-name="T9">2</text:span> = <text:span text:style-name="T11">5</text:span> = <text:span text:style-name="T11">(5</text:span>)<text:span text:style-name="T9">16</text:span></text:p>
          <text:p text:style-name="P23">(101)<text:span text:style-name="T8">10</text:span> = (110,0101)<text:span text:style-name="T8">2 </text:span>= <text:span text:style-name="T11">(65</text:span>)<text:span text:style-name="T9">16</text:span></text:p>
          <text:p text:style-name="P15"><text:span text:style-name="T10"/></text:p>
          <text:p text:style-name="P6"><text:span text:style-name="T9"/></text:p>
          <text:p text:style-name="P8"><text:span text:style-name="T7">(128)</text:span><text:span text:style-name="T9">10</text:span><text:span text:style-name="T7"> = (1000,0000)</text:span><text:span text:style-name="T9">2</text:span></text:p>
          <text:p text:style-name="P11"><text:span text:style-name="T14">(</text:span><text:span text:style-name="T12">1</text:span><text:span text:style-name="T13">000</text:span><text:span text:style-name="T12">)</text:span><text:span text:style-name="T9">2</text:span><text:span text:style-name="T12"> = </text:span><text:span text:style-name="T13">8</text:span><text:span text:style-name="T12"> <text:s/>= <text:s/></text:span><text:span text:style-name="T13">(8)</text:span><text:span text:style-name="T10">16</text:span><text:span text:style-name="T12"> ….</text:span><text:span text:style-name="T13"> </text:span><text:span text:style-name="T12"><text:s text:c="2"/></text:span><text:span text:style-name="T13">(</text:span><text:span text:style-name="T12">0</text:span><text:span text:style-name="T13">0</text:span><text:span text:style-name="T12">0</text:span><text:span text:style-name="T13">0</text:span><text:span text:style-name="T12">)</text:span><text:span text:style-name="T10">2</text:span><text:span text:style-name="T12"> = </text:span><text:span text:style-name="T13">0</text:span><text:span text:style-name="T12"> = </text:span><text:span text:style-name="T13">(0</text:span><text:span text:style-name="T12">)</text:span><text:span text:style-name="T10">16</text:span></text:p>
          <text:p text:style-name="P24"><text:span text:style-name="T7">(</text:span><text:span text:style-name="T11">128</text:span><text:span text:style-name="T7">)</text:span><text:span text:style-name="T9">10</text:span><text:span text:style-name="T7"> = (1</text:span><text:span text:style-name="T11">00</text:span><text:span text:style-name="T7">0,0</text:span><text:span text:style-name="T11">0</text:span><text:span text:style-name="T7">0</text:span><text:span text:style-name="T11">0</text:span><text:span text:style-name="T7">)</text:span><text:span text:style-name="T9">2</text:span> <text:span text:style-name="T7">= </text:span><text:span text:style-name="T11">(80</text:span><text:span text:style-name="T7">)</text:span><text:span text:style-name="T9">16</text:span></text:p>
        </text:list-header>
      </text:list>
      <text:p text:style-name="P12"><text:span text:style-name="T7"/></text:p>
      <text:p text:style-name="P12"><text:span text:style-name="T7"/></text:p>
      <text:p text:style-name="P12"><text:span text:style-name="T7"/></text:p>
      <text:p text:style-name="P17"><text:span text:style-name="T14">Binary to Decimal Conversions</text:span></text:p>
      <text:p text:style-name="P13"><text:span text:style-name="T14"/></text:p>
      <text:list xml:id="list1681597826" text:continue-numbering="true" text:style-name="L2">
        <text:list-header>
          <text:p text:style-name="P27">(1001)2 = 1 * 8 + 0 * 4 + 0 * 2 + 1 = 8 + 1 = <text:span text:style-name="T16">9</text:span></text:p>
          <text:p text:style-name="P27"/>
          <text:p text:style-name="P16">(11001)2 = 1 * 16 + 1 * 8 + 0 * 4 + 0 * 2 + 1 = 16 + 8 + 1 = <text:span text:style-name="T16">25</text:span></text:p>
          <text:p text:style-name="P16"/>
          <text:p text:style-name="P16">(1111)2 = 1 * 8 + 1 * 4 + 1 * 2 + 1 = 8 + 4 + 2 + 1 = <text:span text:style-name="T16">15</text:span></text:p>
        </text:list-header>
      </text:list>
      <text:p text:style-name="P28"/>
      <text:p text:style-name="P9"><text:span text:style-name="T9"/></text:p>
      <text:p text:style-name="P9"><text:span text:style-name="T9"/></text:p>
      <text:p text:style-name="P29"><text:span text:style-name="T2">2.</text:span><text:span text:style-name="T4"> </text:span><text:span text:style-name="T21">The u</text:span><text:span text:style-name="T22">se and benefits of command-line arguments</text:span></text:p>
      <text:p text:style-name="P26"><text:span text:style-name="T20"/></text:p>
      <text:p text:style-name="P26"><text:span text:style-name="T20">Once a program is compiled, user don't usually have access to the source. Command line input</text:span><text:span text:style-name="T25">t</text:span><text:span text:style-name="T23">ing</text:span><text:span text:style-name="T20"> and </text:span><text:span text:style-name="T23">outputting</text:span><text:span text:style-name="T20"> provides the user a trivial way of communication with the program. <text:s/></text:span></text:p>
      <text:p text:style-name="P19"><text:span text:style-name="T20">The program can be then implemented by other scripts (e.g. bash, csh) in a series of command lines. This allows the user to take the advantage of the command line features of a set of programs to perform the desired tasks. The command line output behavior of a program helps the user to either track the errors or inject the output to other programs. This flexibility allows the other designers to execute different programs in a series of commands and design more complicated tools. Therefore, </text:span><text:span text:style-name="T23">software</text:span><text:span text:style-name="T20"> development would be easier this way. </text:span><text:span text:style-name="T23">In command line running mode, the output and input of the programs can be piped together and create some complex features.</text:span></text:p>
      <text:p text:style-name="P20"><text:span text:style-name="T20">Command line arguments let user to run </text:span><text:span text:style-name="T23">a</text:span><text:span text:style-name="T20"> program under several different modes. Even if the user is not familiar how to run </text:span><text:span text:style-name="T23">a</text:span><text:span text:style-name="T20"> program, he/she can often use '--help' or '-h' </text:span><text:span text:style-name="T23">standard</text:span><text:span text:style-name="T20"> flags to find more about the capabilities of the program. Of course, these standard arguments should have been provided by the designer. </text:span><text:span text:style-name="T23">Using different argument sets, a program can serves users in different ways. For example, a program can read the inputs from one by one, ore through an input file, </text:span><text:span text:style-name="T24">or even </text:span><text:span text:style-name="T23">user may want </text:span><text:span text:style-name="T24">a rapid </text:span><text:span text:style-name="T23">change </text:span><text:span text:style-name="T24">of </text:span><text:span text:style-name="T23">an input variable to test how the results change. The command line arguments can give the user a chance to play with </text:span><text:span text:style-name="T24">the </text:span><text:span text:style-name="T23">different way</text:span><text:span text:style-name="T24">s</text:span><text:span text:style-name="T23"> that a program can be executed and to choose the best mode for his/her purpose. Thus, the command line argument</text:span><text:span text:style-name="T24">s</text:span><text:span text:style-name="T23"> speed up the usage of the program. Moreover, it lets user run their programs remotely in other computer</text:span><text:span text:style-name="T24">s</text:span><text:span text:style-name="T23"> where the GUI <text:s/>(Graphical User Interface) is not critically </text:span><text:span text:style-name="T24">demanded</text:span><text:span text:style-name="T23">.</text:span></text:p>
      <text:p text:style-name="P20"><text:span text:style-name="T23">The only disadvantage of the command line programing is that it may be difficult and complicated to provide a multipurpose design. In addition, in command line programing, a beautiful GUI does not exist like what normally happens in Window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ems" svg:font-family="Tiems"/>
    <style:font-face style:name="Courier" svg:font-family="Courier, 'Courier New'" style:font-family-generic="modern"/>
    <style:font-face style:name="Counterscraps" svg:font-family="Counterscraps" style:font-pitch="fixed"/>
    <style:font-face style:name="Courier1" svg:font-family="Courier" style:font-family-generic="modern" style:font-pitch="fixed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807in" style:type="center"/>
          <style:tab-stop style:position="7.161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Standard">
      <style:paragraph-properties fo:text-align="justify" style:justify-single-word="false" style:page-number="auto" fo:background-color="#008000">
        <style:background-image/>
      </style:paragraph-properties>
      <style:text-properties fo:color="#4c1900" fo:font-size="16pt" fo:font-weight="bold" officeooo:rsid="000391a3" officeooo:paragraph-rsid="000ff059" style:font-size-asian="16pt" style:font-weight-asian="bold" style:font-size-complex="16pt" style:font-weight-complex="bold"/>
    </style:style>
    <style:style style:name="MT1" style:family="text">
      <style:text-properties fo:color="#ffff00" fo:font-size="13pt" fo:font-weight="normal" officeooo:rsid="000811e2" style:font-size-asian="13pt" style:font-weight-asian="normal" style:font-size-complex="13pt" style:font-weight-complex="normal"/>
    </style:style>
    <style:style style:name="MT2" style:family="text">
      <style:text-properties fo:color="#ffff00" fo:font-size="13pt" fo:font-weight="normal" style:font-size-asian="13pt" style:font-weight-asian="normal" style:font-size-complex="13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5in" fo:margin-left="0.7874in" fo:margin-right="0.729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756in" fo:margin-bottom="0.7874in" fo:margin-left="0.7874in" fo:margin-right="0.729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y: Ehsan Kourkchi (Sep., </text:span><text:span text:style-name="MT2">2</text:span><text:span text:style-name="MT1">1, 2013)</text:span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05T22:44:51</meta:creation-date>
    <meta:print-date>2013-09-05T23:48:00</meta:print-date>
    <meta:editing-duration>P2171DT10H53M13S</meta:editing-duration>
    <meta:generator>LibreOffice/3.6$Linux_X86_64 LibreOffice_project/360m1$Build-304</meta:generator>
    <dc:date>2013-09-22T02:49:05</dc:date>
    <meta:editing-cycles>8</meta:editing-cycles>
    <meta:document-statistic meta:table-count="0" meta:image-count="0" meta:object-count="0" meta:page-count="3" meta:paragraph-count="51" meta:word-count="712" meta:character-count="3165" meta:non-whitespace-character-count="2474"/>
    <meta:user-defined meta:name="Info 1"/>
    <meta:user-defined meta:name="Info 2"/>
    <meta:user-defined meta:name="Info 3"/>
    <meta:user-defined meta:name="Info 4"/>
  </office:meta>
</office:document-meta>
</file>